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piration window 2" table:style-name="ta1">
        <table:shapes>
          <draw:frame draw:z-index="0" draw:style-name="gr1" draw:text-style-name="P1" svg:width="570.22pt" svg:height="338.83pt" svg:x="313.91pt" svg:y="3pt">
            <loext:p draw:notify-on-update-of-ranges="'Aspiration window 2'.B1:'Aspiration window 2'.B1 'Aspiration window 2'.B2:'Aspiration window 2'.B14 'Aspiration window 2'.C1:'Aspiration window 2'.C1 'Aspiration window 2'.C2:'Aspiration window 2'.C14 'Aspiration window 2'.B1:'Aspiration window 2'.B1 'Aspiration window 2'.B2:'Aspiration window 2'.B14 'Aspiration window 2'.D1:'Aspiration window 2'.D1 'Aspiration window 2'.D2:'Aspiration window 2'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3.25pt" svg:height="255.09pt" svg:x="313.2pt" svg:y="346.9pt">
            <loext:p draw:notify-on-update-of-ranges="'Aspiration window 2'.B15:'Aspiration window 2'.B27 'Aspiration window 2'.C1:'Aspiration window 2'.C1 'Aspiration window 2'.C15:'Aspiration window 2'.C27 'Aspiration window 2'.B15:'Aspiration window 2'.B27 'Aspiration window 2'.D1:'Aspiration window 2'.D1 'Aspiration window 2'.D15:'Aspiration window 2'.D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ando time (ms)</text:p>
          </table:table-cell>
          <table:table-cell office:value-type="string" calcext:value-type="string">
            <text:p>Expy time (ms)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40000" calcext:value-type="float">
            <text:p>640000</text:p>
          </table:table-cell>
          <table:table-cell office:value-type="float" office:value="1186.048" calcext:value-type="float">
            <text:p>1186.048</text:p>
          </table:table-cell>
          <table:table-cell office:value-type="float" office:value="1027.918" calcext:value-type="float">
            <text:p>1027.918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150.235" calcext:value-type="float">
            <text:p>1150.235</text:p>
          </table:table-cell>
          <table:table-cell office:value-type="float" office:value="995.373" calcext:value-type="float">
            <text:p>995.37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157.621" calcext:value-type="float">
            <text:p>1157.621</text:p>
          </table:table-cell>
          <table:table-cell office:value-type="float" office:value="1005.419" calcext:value-type="float">
            <text:p>1005.41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80000" calcext:value-type="float">
            <text:p>80000</text:p>
          </table:table-cell>
          <table:table-cell office:value-type="float" office:value="1152.881" calcext:value-type="float">
            <text:p>1152.881</text:p>
          </table:table-cell>
          <table:table-cell office:value-type="float" office:value="994.647" calcext:value-type="float">
            <text:p>994.64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40000" calcext:value-type="float">
            <text:p>40000</text:p>
          </table:table-cell>
          <table:table-cell office:value-type="float" office:value="1137.666" calcext:value-type="float">
            <text:p>1137.666</text:p>
          </table:table-cell>
          <table:table-cell office:value-type="float" office:value="985.341" calcext:value-type="float">
            <text:p>985.34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0000" calcext:value-type="float">
            <text:p>20000</text:p>
          </table:table-cell>
          <table:table-cell office:value-type="float" office:value="957.06" calcext:value-type="float">
            <text:p>957.06</text:p>
          </table:table-cell>
          <table:table-cell office:value-type="float" office:value="888.601" calcext:value-type="float">
            <text:p>888.60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0000" calcext:value-type="float">
            <text:p>10000</text:p>
          </table:table-cell>
          <table:table-cell office:value-type="float" office:value="1069.542" calcext:value-type="float">
            <text:p>1069.542</text:p>
          </table:table-cell>
          <table:table-cell office:value-type="float" office:value="852.125" calcext:value-type="float">
            <text:p>852.125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000" calcext:value-type="float">
            <text:p>5000</text:p>
          </table:table-cell>
          <table:table-cell office:value-type="float" office:value="1100.382" calcext:value-type="float">
            <text:p>1100.382</text:p>
          </table:table-cell>
          <table:table-cell office:value-type="float" office:value="740.307" calcext:value-type="float">
            <text:p>740.30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500" calcext:value-type="float">
            <text:p>2500</text:p>
          </table:table-cell>
          <table:table-cell office:value-type="float" office:value="1125.98" calcext:value-type="float">
            <text:p>1125.98</text:p>
          </table:table-cell>
          <table:table-cell office:value-type="float" office:value="803.434" calcext:value-type="float">
            <text:p>803.43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250" calcext:value-type="float">
            <text:p>1250</text:p>
          </table:table-cell>
          <table:table-cell office:value-type="float" office:value="1110.808" calcext:value-type="float">
            <text:p>1110.808</text:p>
          </table:table-cell>
          <table:table-cell office:value-type="float" office:value="819.823" calcext:value-type="float">
            <text:p>819.82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25" calcext:value-type="float">
            <text:p>625</text:p>
          </table:table-cell>
          <table:table-cell office:value-type="float" office:value="1127.201" calcext:value-type="float">
            <text:p>1127.201</text:p>
          </table:table-cell>
          <table:table-cell office:value-type="float" office:value="794.269" calcext:value-type="float">
            <text:p>794.26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12" calcext:value-type="float">
            <text:p>312</text:p>
          </table:table-cell>
          <table:table-cell office:value-type="float" office:value="1084.234" calcext:value-type="float">
            <text:p>1084.234</text:p>
          </table:table-cell>
          <table:table-cell office:value-type="float" office:value="818.08" calcext:value-type="float">
            <text:p>818.08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56" calcext:value-type="float">
            <text:p>156</text:p>
          </table:table-cell>
          <table:table-cell office:value-type="float" office:value="1093.911" calcext:value-type="float">
            <text:p>1093.911</text:p>
          </table:table-cell>
          <table:table-cell office:value-type="float" office:value="831.193" calcext:value-type="float">
            <text:p>831.19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40000" calcext:value-type="float">
            <text:p>640000</text:p>
          </table:table-cell>
          <table:table-cell office:value-type="float" office:value="646.106" calcext:value-type="float">
            <text:p>646.106</text:p>
          </table:table-cell>
          <table:table-cell office:value-type="float" office:value="1051.199" calcext:value-type="float">
            <text:p>1051.199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77.138" calcext:value-type="float">
            <text:p>677.138</text:p>
          </table:table-cell>
          <table:table-cell office:value-type="float" office:value="1066.11" calcext:value-type="float">
            <text:p>1066.1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60000" calcext:value-type="float">
            <text:p>160000</text:p>
          </table:table-cell>
          <table:table-cell office:value-type="float" office:value="671.509" calcext:value-type="float">
            <text:p>671.509</text:p>
          </table:table-cell>
          <table:table-cell office:value-type="float" office:value="1038.255" calcext:value-type="float">
            <text:p>1038.25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80000" calcext:value-type="float">
            <text:p>80000</text:p>
          </table:table-cell>
          <table:table-cell office:value-type="float" office:value="717.084" calcext:value-type="float">
            <text:p>717.084</text:p>
          </table:table-cell>
          <table:table-cell office:value-type="float" office:value="1036.66" calcext:value-type="float">
            <text:p>1036.6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40000" calcext:value-type="float">
            <text:p>40000</text:p>
          </table:table-cell>
          <table:table-cell office:value-type="float" office:value="655.417" calcext:value-type="float">
            <text:p>655.417</text:p>
          </table:table-cell>
          <table:table-cell office:value-type="float" office:value="1077.562" calcext:value-type="float">
            <text:p>1077.56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0000" calcext:value-type="float">
            <text:p>20000</text:p>
          </table:table-cell>
          <table:table-cell office:value-type="float" office:value="681.999" calcext:value-type="float">
            <text:p>681.999</text:p>
          </table:table-cell>
          <table:table-cell office:value-type="float" office:value="1105.56" calcext:value-type="float">
            <text:p>1105.5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4.761" calcext:value-type="float">
            <text:p>674.761</text:p>
          </table:table-cell>
          <table:table-cell office:value-type="float" office:value="1092.379" calcext:value-type="float">
            <text:p>1092.379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000" calcext:value-type="float">
            <text:p>5000</text:p>
          </table:table-cell>
          <table:table-cell office:value-type="float" office:value="661.741" calcext:value-type="float">
            <text:p>661.741</text:p>
          </table:table-cell>
          <table:table-cell office:value-type="float" office:value="1146.681" calcext:value-type="float">
            <text:p>1146.68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500" calcext:value-type="float">
            <text:p>2500</text:p>
          </table:table-cell>
          <table:table-cell office:value-type="float" office:value="674.48" calcext:value-type="float">
            <text:p>674.48</text:p>
          </table:table-cell>
          <table:table-cell office:value-type="float" office:value="1074.483" calcext:value-type="float">
            <text:p>1074.48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250" calcext:value-type="float">
            <text:p>1250</text:p>
          </table:table-cell>
          <table:table-cell office:value-type="float" office:value="687.419" calcext:value-type="float">
            <text:p>687.419</text:p>
          </table:table-cell>
          <table:table-cell office:value-type="float" office:value="1009.964" calcext:value-type="float">
            <text:p>1009.964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25" calcext:value-type="float">
            <text:p>625</text:p>
          </table:table-cell>
          <table:table-cell office:value-type="float" office:value="672.442" calcext:value-type="float">
            <text:p>672.442</text:p>
          </table:table-cell>
          <table:table-cell office:value-type="float" office:value="1111.056" calcext:value-type="float">
            <text:p>1111.05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12" calcext:value-type="float">
            <text:p>312</text:p>
          </table:table-cell>
          <table:table-cell office:value-type="float" office:value="683.672" calcext:value-type="float">
            <text:p>683.672</text:p>
          </table:table-cell>
          <table:table-cell office:value-type="float" office:value="1065.337" calcext:value-type="float">
            <text:p>1065.337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56" calcext:value-type="float">
            <text:p>156</text:p>
          </table:table-cell>
          <table:table-cell office:value-type="float" office:value="661.511" calcext:value-type="float">
            <text:p>661.511</text:p>
          </table:table-cell>
          <table:table-cell office:value-type="float" office:value="1165.599" calcext:value-type="float">
            <text:p>1165.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08:19:17.158000000</dc:date>
    <meta:editing-duration>PT8M22S</meta:editing-duration>
    <meta:editing-cycles>1</meta:editing-cycles>
    <meta:document-statistic meta:table-count="1" meta:cell-count="108" meta:object-count="2"/>
    <meta:generator>LibreOffice/5.3.3.2$Windows_X86_64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17cm" svg:height="11.954cm" xlink:href=".." xlink:type="simple" chart:class="chart:scatter" chart:style-name="ch1">
        <chart:legend chart:legend-position="end" svg:x="16.233cm" svg:y="5.482cm" style:legend-expansion="high" chart:style-name="ch2"/>
        <chart:plot-area chart:style-name="ch3" table:cell-range-address="'Aspiration window 2'.B1:'Aspiration window 2'.D14" chart:data-source-has-labels="row" svg:x="0.402cm" svg:y="0.239cm" svg:width="15.429cm" svg:height="11.476cm">
          <chartooo:coordinate-region svg:x="1.209cm" svg:y="0.413cm" svg:width="13.787cm" svg:height="10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piration window 2'.C2:'Aspiration window 2'.C14" chart:label-cell-address="'Aspiration window 2'.C1:'Aspiration window 2'.C1" chart:class="chart:scatter">
            <chart:domain table:cell-range-address="'Aspiration window 2'.B2:'Aspiration window 2'.B14"/>
            <chart:data-point chart:repeated="13"/>
          </chart:series>
          <chart:series chart:style-name="ch8" chart:values-cell-range-address="'Aspiration window 2'.D2:'Aspiration window 2'.D14" chart:label-cell-address="'Aspiration window 2'.D1:'Aspiration window 2'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ndo time (ms)</text:p>
                <draw:g>
                  <svg:desc>'Aspiration window 2'.C1:'Aspiration window 2'.C1</svg:desc>
                </draw:g>
              </table:table-cell>
              <table:table-cell office:value-type="string">
                <text:p>Expy time (ms)</text:p>
                <draw:g>
                  <svg:desc>'Aspiration window 2'.D1:'Aspiration window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0">
                <text:p>640000</text:p>
                <draw:g>
                  <svg:desc>'Aspiration window 2'.B2:'Aspiration window 2'.B14</svg:desc>
                </draw:g>
              </table:table-cell>
              <table:table-cell office:value-type="float" office:value="1186.048">
                <text:p>1186.048</text:p>
                <draw:g>
                  <svg:desc>'Aspiration window 2'.C2:'Aspiration window 2'.C14</svg:desc>
                </draw:g>
              </table:table-cell>
              <table:table-cell office:value-type="float" office:value="1027.918">
                <text:p>1027.918</text:p>
                <draw:g>
                  <svg:desc>'Aspiration window 2'.D2:'Aspiration window 2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0">
                <text:p>320000</text:p>
              </table:table-cell>
              <table:table-cell office:value-type="float" office:value="1150.235">
                <text:p>1150.235</text:p>
              </table:table-cell>
              <table:table-cell office:value-type="float" office:value="995.373">
                <text:p>995.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">
                <text:p>160000</text:p>
              </table:table-cell>
              <table:table-cell office:value-type="float" office:value="1157.621">
                <text:p>1157.621</text:p>
              </table:table-cell>
              <table:table-cell office:value-type="float" office:value="1005.419">
                <text:p>1005.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1152.881">
                <text:p>1152.881</text:p>
              </table:table-cell>
              <table:table-cell office:value-type="float" office:value="994.647">
                <text:p>994.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137.666">
                <text:p>1137.666</text:p>
              </table:table-cell>
              <table:table-cell office:value-type="float" office:value="985.341">
                <text:p>985.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957.06">
                <text:p>957.06</text:p>
              </table:table-cell>
              <table:table-cell office:value-type="float" office:value="888.601">
                <text:p>888.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069.542">
                <text:p>1069.542</text:p>
              </table:table-cell>
              <table:table-cell office:value-type="float" office:value="852.125">
                <text:p>852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100.382">
                <text:p>1100.382</text:p>
              </table:table-cell>
              <table:table-cell office:value-type="float" office:value="740.307">
                <text:p>740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125.98">
                <text:p>1125.98</text:p>
              </table:table-cell>
              <table:table-cell office:value-type="float" office:value="803.434">
                <text:p>803.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1110.808">
                <text:p>1110.808</text:p>
              </table:table-cell>
              <table:table-cell office:value-type="float" office:value="819.823">
                <text:p>819.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">
                <text:p>625</text:p>
              </table:table-cell>
              <table:table-cell office:value-type="float" office:value="1127.201">
                <text:p>1127.201</text:p>
              </table:table-cell>
              <table:table-cell office:value-type="float" office:value="794.269">
                <text:p>794.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">
                <text:p>312</text:p>
              </table:table-cell>
              <table:table-cell office:value-type="float" office:value="1084.234">
                <text:p>1084.234</text:p>
              </table:table-cell>
              <table:table-cell office:value-type="float" office:value="818.08">
                <text:p>818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1093.911">
                <text:p>1093.911</text:p>
              </table:table-cell>
              <table:table-cell office:value-type="float" office:value="831.193">
                <text:p>831.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4cm" svg:height="9cm" xlink:href=".." xlink:type="simple" chart:class="chart:scatter" chart:style-name="ch1">
        <chart:legend chart:legend-position="end" svg:x="16.34cm" svg:y="4.005cm" style:legend-expansion="high" chart:style-name="ch2"/>
        <chart:plot-area chart:style-name="ch3" table:cell-range-address="'Aspiration window 2'.B15:'Aspiration window 2'.D27 'Aspiration window 2'.C1:'Aspiration window 2'.D1" chart:data-source-has-labels="row" svg:x="0.404cm" svg:y="0.18cm" svg:width="15.532cm" svg:height="8.64cm">
          <chartooo:coordinate-region svg:x="1.211cm" svg:y="0.354cm" svg:width="13.89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piration window 2'.C15:'Aspiration window 2'.C27" chart:label-cell-address="'Aspiration window 2'.C1:'Aspiration window 2'.C1" chart:class="chart:scatter">
            <chart:domain table:cell-range-address="'Aspiration window 2'.B15:'Aspiration window 2'.B27"/>
            <chart:data-point chart:repeated="13"/>
          </chart:series>
          <chart:series chart:style-name="ch8" chart:values-cell-range-address="'Aspiration window 2'.D15:'Aspiration window 2'.D27" chart:label-cell-address="'Aspiration window 2'.D1:'Aspiration window 2'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ndo time (ms)</text:p>
                <draw:g>
                  <svg:desc>'Aspiration window 2'.C1:'Aspiration window 2'.C1</svg:desc>
                </draw:g>
              </table:table-cell>
              <table:table-cell office:value-type="string">
                <text:p>Expy time (ms)</text:p>
                <draw:g>
                  <svg:desc>'Aspiration window 2'.D1:'Aspiration window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0">
                <text:p>640000</text:p>
                <draw:g>
                  <svg:desc>'Aspiration window 2'.B15:'Aspiration window 2'.B27</svg:desc>
                </draw:g>
              </table:table-cell>
              <table:table-cell office:value-type="float" office:value="646.106">
                <text:p>646.106</text:p>
                <draw:g>
                  <svg:desc>'Aspiration window 2'.C15:'Aspiration window 2'.C27</svg:desc>
                </draw:g>
              </table:table-cell>
              <table:table-cell office:value-type="float" office:value="1051.199">
                <text:p>1051.199</text:p>
                <draw:g>
                  <svg:desc>'Aspiration window 2'.D15:'Aspiration window 2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0">
                <text:p>320000</text:p>
              </table:table-cell>
              <table:table-cell office:value-type="float" office:value="677.138">
                <text:p>677.138</text:p>
              </table:table-cell>
              <table:table-cell office:value-type="float" office:value="1066.11">
                <text:p>106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">
                <text:p>160000</text:p>
              </table:table-cell>
              <table:table-cell office:value-type="float" office:value="671.509">
                <text:p>671.509</text:p>
              </table:table-cell>
              <table:table-cell office:value-type="float" office:value="1038.255">
                <text:p>1038.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717.084">
                <text:p>717.084</text:p>
              </table:table-cell>
              <table:table-cell office:value-type="float" office:value="1036.66">
                <text:p>1036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655.417">
                <text:p>655.417</text:p>
              </table:table-cell>
              <table:table-cell office:value-type="float" office:value="1077.562">
                <text:p>1077.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681.999">
                <text:p>681.999</text:p>
              </table:table-cell>
              <table:table-cell office:value-type="float" office:value="1105.56">
                <text:p>110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674.761">
                <text:p>674.761</text:p>
              </table:table-cell>
              <table:table-cell office:value-type="float" office:value="1092.379">
                <text:p>1092.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661.741">
                <text:p>661.741</text:p>
              </table:table-cell>
              <table:table-cell office:value-type="float" office:value="1146.681">
                <text:p>1146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74.48">
                <text:p>674.48</text:p>
              </table:table-cell>
              <table:table-cell office:value-type="float" office:value="1074.483">
                <text:p>1074.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687.419">
                <text:p>687.419</text:p>
              </table:table-cell>
              <table:table-cell office:value-type="float" office:value="1009.964">
                <text:p>1009.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">
                <text:p>625</text:p>
              </table:table-cell>
              <table:table-cell office:value-type="float" office:value="672.442">
                <text:p>672.442</text:p>
              </table:table-cell>
              <table:table-cell office:value-type="float" office:value="1111.056">
                <text:p>1111.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">
                <text:p>312</text:p>
              </table:table-cell>
              <table:table-cell office:value-type="float" office:value="683.672">
                <text:p>683.672</text:p>
              </table:table-cell>
              <table:table-cell office:value-type="float" office:value="1065.337">
                <text:p>1065.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661.511">
                <text:p>661.511</text:p>
              </table:table-cell>
              <table:table-cell office:value-type="float" office:value="1165.599">
                <text:p>1165.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